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4000000040E5229E2180B5FF1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03f6"/>
    </style:style>
    <style:style style:name="fr1" style:family="graphic" style:parent-style-name="Graphics">
      <style:graphic-properties style:vertical-pos="bottom" style:vertical-rel="page-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vertical-pos="bottom" style:vertical-rel="page-content"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2" text:anchor-type="paragraph" svg:x="-1.21cm" svg:width="7.146cm" svg:height="5.105cm" draw:z-index="1"><draw:image xlink:href="Pictures/100002010000004000000040E5229E2180B5FF18.png" xlink:type="simple" xlink:show="embed" xlink:actuate="onLoad" loext:mime-type="image/png"/></draw:frame><draw:frame draw:style-name="fr1" draw:name="Image1" text:anchor-type="paragraph" svg:width="10.837cm" svg:height="5.105cm" draw:z-index="0"><draw:image xlink:href="Pictures/100002010000004000000040E5229E2180B5FF18.png" xlink:type="simple" xlink:show="embed" xlink:actuate="onLoad" loext:mime-type="image/png"/></draw:fram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Lorem ipsum dolor sit amet, consetetur sadipscing elitr, sed diam nonumy eirmod tempor invidunt ut labore et dolore magna aliquyam erat, sed diam voluptua. At vero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Lorem ipsum dolor sit amet, consetetur sadipscing elitr, sed diam nonumy eirmod tempor invidunt ut labore et dolore magna aliquyam erat, sed diam voluptua. At vero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Duis autem vel eum iriure dolor in hendrerit in vulputate velit esse molestie consequat, vel illum dolore eu feugiat nulla facilisis at vero eros et accumsan et iusto odio dignissim qui blandit praesent luptatum zzril delenit augue duis dolore te feugait nulla <text:soft-page-break/>facilisi.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01T08:40:32.046000000</meta:creation-date>
    <dc:date>2020-04-22T11:20:45.841504746</dc:date>
    <meta:editing-duration>PT6M7S</meta:editing-duration>
    <meta:editing-cycles>4</meta:editing-cycles>
    <meta:generator>LibreOfficeDev/7.0.0.0.alpha0$Linux_X86_64 LibreOffice_project/0aa1842f073f5a5831163ed66b4ad62313cf9ca1</meta:generator>
    <meta:document-statistic meta:table-count="0" meta:image-count="2" meta:object-count="0" meta:page-count="3" meta:paragraph-count="1" meta:word-count="1615" meta:character-count="9897" meta:non-whitespace-character-count="8276"/>
  </office:meta>
</office:document-meta>
</file>